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Text_20_body">
      <style:text-properties officeooo:rsid="004519ee" officeooo:paragraph-rsid="004519ee"/>
    </style:style>
    <style:style style:name="P143" style:family="paragraph" style:parent-style-name="Text_20_body">
      <style:text-properties officeooo:rsid="008a7164" officeooo:paragraph-rsid="008a7164"/>
    </style:style>
    <style:style style:name="P144" style:family="paragraph" style:parent-style-name="Text_20_body">
      <style:paragraph-properties fo:margin-left="0cm" fo:margin-right="0cm" fo:margin-top="0cm" fo:margin-bottom="0cm" style:contextual-spacing="false" fo:text-indent="0cm" style:auto-text-indent="false"/>
    </style:style>
    <style:style style:name="P145" style:family="paragraph" style:parent-style-name="Preformatted_20_Text">
      <style:text-properties officeooo:rsid="001fe3e5" officeooo:paragraph-rsid="001fe3e5"/>
    </style:style>
    <style:style style:name="P146"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45"><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42">number = input("enter a number")</text:p>
      <text:p text:style-name="P144">count = 1</text:p>
      <text:p text:style-name="P144">number = int(number)</text:p>
      <text:p text:style-name="P144">while count &lt;= number:</text:p>
      <text:p text:style-name="P144">print (number)</text:p>
      <text:p text:style-name="P144">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43">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46">[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ed</text:p>
      <text:p text:style-name="P141">take what is on url and make it a variable = “”” <text:s text:c="2"/>“””</text:p>
      <text:p text:style-name="P141">similar to the idea of the movies</text:p>
      <text:p text:style-name="P14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4</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9T21:14:56.552276175</dc:date>
    <meta:editing-duration>P13DT11H57M23S</meta:editing-duration>
    <meta:editing-cycles>95</meta:editing-cycles>
    <meta:generator>LibreOffice/4.2.7.2$Linux_X86_64 LibreOffice_project/420m0$Build-2</meta:generator>
    <meta:document-statistic meta:table-count="0" meta:image-count="0" meta:object-count="0" meta:page-count="18" meta:paragraph-count="617" meta:word-count="5799" meta:character-count="31127" meta:non-whitespace-character-count="25583"/>
  </office:meta>
</office:document-meta>
</file>